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9038" officeooo:paragraph-rsid="000c90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projeto utiliza a última versão do PHP, bibliotecas do HTTP Foundation para criação do esquema MVC, Illuminate Database para manipulação do banco de dados e migrations, para carregar os dados no front-end foi utilizado Axios, para submissão de requisições foi utilizado POST normal.</text:p>
      <text:p text:style-name="P1">Estrutura de pastas:</text:p>
      <text:p text:style-name="P1"><text:tab/>public: Contém o arquivo que recebe todas as requisições;</text:p>
      <text:p text:style-name="P1"><text:tab/>app/abstract: Contém as classes abstratas do projeto;</text:p>
      <text:p text:style-name="P1"><text:tab/>app/controller: Contém os controladores da aplicação;</text:p>
      <text:p text:style-name="P1"><text:tab/>app/core: Contém os arquivos referentes ao núcleo da aplicação, neste caso Router e Database;</text:p>
      <text:p text:style-name="P1"><text:tab/>app/helper: Contém arquivos auxiliares do projeto;</text:p>
      <text:p text:style-name="P1"><text:tab/>app/interface: Contém as interfaces utilizadas pelas classes do projeto;</text:p>
      <text:p text:style-name="P1"><text:tab/>app/migrations: Contém as migrations utilizadas pelo projeto;</text:p>
      <text:p text:style-name="P1"><text:tab/>app/model: Contém as models do projeto;</text:p>
      <text:p text:style-name="P1"/>
      <text:p text:style-name="P1">Arquivos de configuração:</text:p>
      <text:p text:style-name="P1"><text:tab/>app/config.php: Aonde é configurado a base_url, o banco de dados e a variável de debug;</text:p>
      <text:p text:style-name="P1"/>
      <text:p text:style-name="P1">Após configurar o projeto, criar e configurar o banco de dados as migrations se encarregaram de criar a estrutura das tabelas.</text:p>
      <text:p text:style-name="P1"/>
      <text:p text:style-name="P1">Importador de csv:</text:p>
      <text:p text:style-name="P1"><text:tab/>app/import.php: Deve ser chamado da seguinte forma (estando dentro da pasta app): </text:p>
      <text:p text:style-name="P1">php import.php file=../import.csv</text:p>
      <text:p text:style-name="P1"><text:tab/>Aonde file é o path do cs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20:07:04.870265493</meta:creation-date>
    <dc:date>2019-05-27T20:17:51.164347312</dc:date>
    <meta:editing-duration>PT10M48S</meta:editing-duration>
    <meta:editing-cycles>1</meta:editing-cycles>
    <meta:document-statistic meta:table-count="0" meta:image-count="0" meta:object-count="0" meta:page-count="1" meta:paragraph-count="17" meta:word-count="175" meta:character-count="1191" meta:non-whitespace-character-count="1021"/>
    <meta:generator>LibreOffice/6.0.7.3$Linux_X86_64 LibreOffice_project/00m0$Build-3</meta:generator>
  </office:meta>
</office:document-meta>
</file>